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3.17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28cm" fo:min-width="3.4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28cm" fo:min-width="1.428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28cm" fo:min-width="3.67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28cm" fo:min-width="2.42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28cm" fo:min-width="3.127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75cm" svg:height="0.75cm" svg:x="5.75cm" svg:y="1.25cm">
          <text:p text:style-name="P1">NavPrincip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cm" svg:height="0.75cm" svg:x="1.75cm" svg:y="3.5cm">
          <text:p text:style-name="P1">Splash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2cm" svg:height="0.75cm" svg:x="6.6cm" svg:y="3.5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cm" svg:height="0.75cm" svg:x="9.75cm" svg:y="3.5cm">
          <text:p text:style-name="P1">NavSho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625cm" svg:y1="2cm" svg:x2="3.75cm" svg:y2="3.5cm" draw:start-shape="id1" draw:start-glue-point="2" draw:end-shape="id2" draw:end-glue-point="0" svg:d="M7625 2000v751h-3875v749" svg:viewBox="0 0 3876 1501">
          <text:p/>
        </draw:connector>
        <draw:connector draw:style-name="gr4" draw:text-style-name="P1" draw:layer="layout" svg:x1="7.625cm" svg:y1="2cm" svg:x2="7.6cm" svg:y2="3.5cm" draw:start-shape="id1" draw:start-glue-point="2" draw:end-shape="id3" draw:end-glue-point="0" svg:d="M7625 2000v751h-25v749" svg:viewBox="0 0 26 1501">
          <text:p/>
        </draw:connector>
        <draw:connector draw:style-name="gr4" draw:text-style-name="P1" draw:layer="layout" svg:x1="7.625cm" svg:y1="2cm" svg:x2="11.75cm" svg:y2="3.5cm" draw:start-shape="id1" draw:start-glue-point="2" draw:end-shape="id4" draw:end-glue-point="0" svg:d="M7625 2000v751h4125v749" svg:viewBox="0 0 4126 1501">
          <text:p/>
        </draw:connector>
        <draw:custom-shape draw:style-name="gr5" draw:text-style-name="P1" xml:id="id5" draw:id="id5" draw:layer="layout" svg:width="4.25cm" svg:height="0.75cm" svg:x="5.75cm" svg:y="5.75cm">
          <text:p text:style-name="P1">Apresent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cm" svg:height="0.75cm" svg:x="3.5cm" svg:y="7.5cm">
          <text:p text:style-name="P1">Agrupa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3cm" svg:height="0.75cm" svg:x="8.25cm" svg:y="7.5cm">
          <text:p text:style-name="P1">Listag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75cm" svg:y1="4.25cm" svg:x2="7.875cm" svg:y2="5.75cm" draw:start-shape="id4" draw:start-glue-point="2" draw:end-shape="id5" draw:end-glue-point="0" svg:d="M11750 4250v751h-3875v749" svg:viewBox="0 0 3876 1501">
          <text:p/>
        </draw:connector>
        <draw:connector draw:style-name="gr4" draw:text-style-name="P1" draw:layer="layout" svg:x1="7.875cm" svg:y1="6.5cm" svg:x2="5.5cm" svg:y2="7.5cm" draw:start-shape="id5" draw:start-glue-point="2" draw:end-shape="id6" draw:end-glue-point="0" svg:d="M7875 6500v501h-2375v499" svg:viewBox="0 0 2376 1001">
          <text:p/>
        </draw:connector>
        <draw:connector draw:style-name="gr4" draw:text-style-name="P1" draw:layer="layout" svg:x1="7.875cm" svg:y1="6.5cm" svg:x2="9.75cm" svg:y2="7.5cm" draw:start-shape="id5" draw:start-glue-point="2" draw:end-shape="id7" draw:end-glue-point="0" svg:d="M7875 6500v501h1875v499" svg:viewBox="0 0 1876 1001">
          <text:p/>
        </draw:connector>
        <draw:custom-shape draw:style-name="gr6" draw:text-style-name="P1" xml:id="id8" draw:id="id8" draw:layer="layout" svg:width="3cm" svg:height="0.75cm" svg:x="12cm" svg:y="5.75cm">
          <text:p text:style-name="P1">Pesqu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3cm" svg:height="0.75cm" svg:x="16cm" svg:y="5.75cm">
          <text:p text:style-name="P1">Loj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75cm" svg:y1="4.25cm" svg:x2="13.5cm" svg:y2="5.75cm" draw:start-shape="id4" draw:start-glue-point="2" draw:end-shape="id8" draw:end-glue-point="0" svg:d="M11750 4250v751h1750v749" svg:viewBox="0 0 1751 1501">
          <text:p/>
        </draw:connector>
        <draw:connector draw:style-name="gr4" draw:text-style-name="P1" draw:layer="layout" svg:x1="11.75cm" svg:y1="4.25cm" svg:x2="17.5cm" svg:y2="5.75cm" draw:start-shape="id4" draw:start-glue-point="2" draw:end-shape="id9" draw:end-glue-point="0" svg:d="M11750 4250v751h5750v749" svg:viewBox="0 0 5751 1501">
          <text:p/>
        </draw:connector>
        <draw:custom-shape draw:style-name="gr7" draw:text-style-name="P1" xml:id="id11" draw:id="id11" draw:layer="layout" svg:width="3.699cm" svg:height="0.75cm" svg:x="14.801cm" svg:y="7.451cm">
          <text:p text:style-name="P1">ItemProdu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3cm" svg:height="0.75cm" svg:x="21.001cm" svg:y="5.751cm">
          <text:p text:style-name="P1">Saco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75cm" svg:y1="4.25cm" svg:x2="22.501cm" svg:y2="5.751cm" draw:start-shape="id4" draw:start-glue-point="2" draw:end-shape="id10" draw:end-glue-point="0" svg:d="M11750 4250v751h10751v750" svg:viewBox="0 0 10752 1502">
          <text:p/>
        </draw:connector>
        <draw:connector draw:style-name="gr4" draw:text-style-name="P1" draw:layer="layout" svg:x1="17.5cm" svg:y1="6.5cm" svg:x2="16.65cm" svg:y2="7.451cm" draw:start-shape="id9" draw:start-glue-point="2" draw:end-shape="id11" draw:end-glue-point="0" svg:d="M17500 6500v476h-850v475" svg:viewBox="0 0 851 95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2T07:41:17.510000000</meta:creation-date>
    <dc:date>2021-03-22T08:08:17.925000000</dc:date>
    <meta:editing-duration>PT26M59S</meta:editing-duration>
    <meta:editing-cycles>3</meta:editing-cycles>
    <meta:generator>LibreOffice/7.0.4.2$Windows_X86_64 LibreOffice_project/dcf040e67528d9187c66b2379df5ea4407429775</meta:generator>
    <meta:document-statistic meta:object-count="21"/>
  </office:meta>
</office:document-meta>
</file>